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6b9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6b9d" style:font-size-asian="14pt" style:font-size-complex="14pt"/>
    </style:style>
    <style:style style:name="P4" style:family="paragraph" style:parent-style-name="Standard">
      <style:text-properties fo:font-size="14pt" officeooo:paragraph-rsid="001724f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1724f3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paragraph-rsid="001beb9a" style:font-size-asian="16pt" style:font-size-complex="16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paragraph-rsid="001beb9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66b9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66b9d"/>
    </style:style>
    <style:style style:name="T9" style:family="text">
      <style:text-properties officeooo:rsid="0032c91e"/>
    </style:style>
    <style:style style:name="T10" style:family="text">
      <style:text-properties fo:font-weight="normal" officeooo:rsid="0032c91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text:tab/><text:tab/></text:p>
      <text:p text:style-name="P2"/>
      <text:p text:style-name="P2">Αναπληρωτή-τριας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α <text:s/>που υπηρετώ<text:span text:style-name="T1">: 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7"><text:span text:style-name="T1">ΘΕΜΑ</text:span>: <text:span text:style-name="T5">Χορήγηση άδειας κύησης (56 ημέρες πριν τον τοκετό)</text:span></text:p>
      <text:p text:style-name="P7"><text:span text:style-name="T5">(για αναπληρώτριες)</text:span></text:p>
      <text:p text:style-name="P2"/>
      <text:p text:style-name="P6">ΠΡΟΣ</text:p>
      <text:p text:style-name="P2"/>
      <text:p text:style-name="P2"/>
      <text:p text:style-name="P2">Τ<text:span text:style-name="T8">ον Δ/ντη του 1ου ΕΠΑΛ Μοιρών</text:span></text:p>
      <text:p text:style-name="P2"/>
      <text:p text:style-name="P9">Παρακαλώ να μου χορηγήσετε άδεια κύησης βάσει του άρθρου 11 Ν.2874/00 ΦΕΚ 286 29/12/00 τ.Α' και τις αρ. 79/14-7-99 και Π06/40/29-4-2013 εγκ. του ΙΚΑ.</text:p>
      <text:p text:style-name="P9"><text:span text:style-name="T9">για </text:span><text:span text:style-name="T2">[DURATION]</text:span> <text:s/>από <text:span text:style-name="T3">[START_DATE]</text:span> μέχρι <text:span text:style-name="T4">[END_DATE] </text:span><text:span text:style-name="T10">σύμφωνα με τα δικαιολογητικά που επισυνάπτω.</text:span></text:p>
      <text:p text:style-name="P2"/>
      <text:p text:style-name="P2">Μαζί υποβάλλω και:</text:p>
      <text:p text:style-name="P2"/>
      <text:p text:style-name="P2">α)Βεβαίωση του μαιευτήρα ιατρού και ελεγκτή ιατρού <text:s/>του <text:s/>Ι.Κ.Α. για την πιθανή ημερομηνία τοκετού (Π.Η.Τ.).</text:p>
      <text:p text:style-name="P2"/>
      <text:p text:style-name="P2">β)Ένταλμα πληρωμής από το <text:s/>Ι.Κ.Α.</text:p>
      <text:p text:style-name="P2"/>
      <text:p text:style-name="P2">γ) Πράξη ανάληψη υπηρεσίας <text:s/>της <text:s text:c="2"/>αναπληρώτριας.</text:p>
      <text:p text:style-name="P2"/>
      <text:p text:style-name="P2"/>
      <text:p text:style-name="P2"/>
      <text:p text:style-name="P2"/>
      <text:p text:style-name="P4"><text:s text:c="4"/>Ημερομηνία: …………………………..</text:p>
      <text:p text:style-name="P4"/>
      <text:p text:style-name="P5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6b9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29:00</meta:creation-date>
    <dc:creator>Ιωάννης Χαριτάκης</dc:creator>
    <dc:date>2018-04-23T11:14:08.747705816</dc:date>
    <meta:print-date>2016-10-20T09:55:00</meta:print-date>
    <meta:editing-cycles>7</meta:editing-cycles>
    <meta:editing-duration>PT13M12S</meta:editing-duration>
    <meta:generator>LibreOffice/6.0.3.2$Linux_X86_64 LibreOffice_project/00m0$Build-2</meta:generator>
    <meta:document-statistic meta:table-count="0" meta:image-count="0" meta:object-count="0" meta:page-count="1" meta:paragraph-count="24" meta:word-count="119" meta:character-count="878" meta:non-whitespace-character-count="767"/>
  </office:meta>
</office:document-meta>
</file>